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97ff" officeooo:paragraph-rsid="000297ff"/>
    </style:style>
    <style:style style:name="P2" style:family="paragraph" style:parent-style-name="Standard">
      <style:text-properties style:font-name="Arial" fo:font-weight="normal" officeooo:rsid="000297ff" officeooo:paragraph-rsid="000297ff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46863" officeooo:paragraph-rsid="00046863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4b17a" officeooo:paragraph-rsid="0004b17a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598ab" officeooo:paragraph-rsid="000598ab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98f9e" officeooo:paragraph-rsid="00098f9e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b2e7c" officeooo:paragraph-rsid="000b2e7c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caa1a" officeooo:paragraph-rsid="000caa1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cff25" officeooo:paragraph-rsid="000caa1a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cff25" officeooo:paragraph-rsid="000cff25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e5183" officeooo:paragraph-rsid="000e5183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005af" officeooo:paragraph-rsid="001005af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26a03" officeooo:paragraph-rsid="00126a03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30acb" officeooo:paragraph-rsid="00130acb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4b254" officeooo:paragraph-rsid="0014b254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1603ea" officeooo:paragraph-rsid="001603ea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16068b" officeooo:paragraph-rsid="0016068b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1649fa" officeooo:paragraph-rsid="001649fa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18208d" officeooo:paragraph-rsid="0018208d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96984" officeooo:paragraph-rsid="00196984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9b776" officeooo:paragraph-rsid="0019b776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1a0aea" officeooo:paragraph-rsid="001a0aea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aa795" officeooo:paragraph-rsid="001aa795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0705b1" officeooo:paragraph-rsid="000598ab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098f9e" officeooo:paragraph-rsid="00098f9e" fo:background-color="#ffff00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005af" officeooo:paragraph-rsid="001005af" fo:background-color="#ffff00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005af" officeooo:paragraph-rsid="001005af" fo:background-color="transparent" style:font-weight-asian="normal" style:font-weight-complex="normal"/>
    </style:style>
    <style:style style:name="P28" style:family="paragraph" style:parent-style-name="Standard">
      <style:text-properties style:font-name="Arial" fo:font-weight="bold" officeooo:rsid="000297ff" officeooo:paragraph-rsid="000297ff" style:font-weight-asian="bold" style:font-weight-complex="bold"/>
    </style:style>
    <style:style style:name="P29" style:family="paragraph" style:parent-style-name="Standard">
      <style:text-properties style:font-name="Arial" fo:font-weight="bold" officeooo:rsid="00046863" officeooo:paragraph-rsid="00046863" style:font-weight-asian="bold" style:font-weight-complex="bold"/>
    </style:style>
    <style:style style:name="P30" style:family="paragraph" style:parent-style-name="Standard">
      <style:text-properties style:font-name="Arial" fo:font-weight="bold" officeooo:rsid="000598ab" officeooo:paragraph-rsid="000892f8" style:font-weight-asian="bold" style:font-weight-complex="bold"/>
    </style:style>
    <style:style style:name="P31" style:family="paragraph" style:parent-style-name="Standard">
      <style:text-properties style:font-name="Arial" fo:font-weight="bold" officeooo:rsid="000892f8" officeooo:paragraph-rsid="000892f8" style:font-weight-asian="bold" style:font-weight-complex="bold"/>
    </style:style>
    <style:style style:name="P32" style:family="paragraph" style:parent-style-name="Standard">
      <style:text-properties style:font-name="Arial" fo:font-weight="bold" officeooo:rsid="00098f9e" officeooo:paragraph-rsid="00098f9e" style:font-weight-asian="bold" style:font-weight-complex="bold"/>
    </style:style>
    <style:style style:name="P33" style:family="paragraph" style:parent-style-name="Standard">
      <style:text-properties style:font-name="Arial" fo:font-weight="bold" officeooo:rsid="000caa1a" officeooo:paragraph-rsid="000caa1a" style:font-weight-asian="bold" style:font-weight-complex="bold"/>
    </style:style>
    <style:style style:name="P34" style:family="paragraph" style:parent-style-name="Standard">
      <style:text-properties style:font-name="Arial" fo:font-weight="bold" officeooo:rsid="00130acb" officeooo:paragraph-rsid="00130acb" style:font-weight-asian="bold" style:font-weight-complex="bold"/>
    </style:style>
    <style:style style:name="P35" style:family="paragraph" style:parent-style-name="Standard">
      <style:text-properties style:font-name="Arial" fo:font-weight="bold" officeooo:rsid="0014b254" officeooo:paragraph-rsid="0014b254" style:font-weight-asian="bold" style:font-weight-complex="bold"/>
    </style:style>
    <style:style style:name="P36" style:family="paragraph" style:parent-style-name="Standard">
      <style:text-properties style:font-name="Arial" fo:font-weight="bold" officeooo:rsid="0018208d" officeooo:paragraph-rsid="0018208d" style:font-weight-asian="bold" style:font-weight-complex="bold"/>
    </style:style>
    <style:style style:name="P37" style:family="paragraph" style:parent-style-name="Standard">
      <style:text-properties style:font-name="Arial" fo:font-weight="bold" officeooo:rsid="0019b776" officeooo:paragraph-rsid="0019b776" style:font-weight-asian="bold" style:font-weight-complex="bold"/>
    </style:style>
    <style:style style:name="P38" style:family="paragraph" style:parent-style-name="Standard">
      <style:text-properties style:font-name="Arial" fo:font-weight="bold" officeooo:rsid="001bb1cb" officeooo:paragraph-rsid="001bb1cb" style:font-weight-asian="bold" style:font-weight-complex="bold"/>
    </style:style>
    <style:style style:name="P39" style:family="paragraph" style:parent-style-name="Standard">
      <style:text-properties style:font-name="Arial" fo:font-weight="bold" officeooo:rsid="0019b776" officeooo:paragraph-rsid="0019b776" fo:background-color="#ffff00" style:font-weight-asian="bold" style:font-weight-complex="bold"/>
    </style:style>
    <style:style style:name="P40" style:family="paragraph" style:parent-style-name="Standard">
      <style:text-properties style:font-name="Arial" fo:font-style="italic" fo:font-weight="normal" officeooo:rsid="00046863" officeooo:paragraph-rsid="00046863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font-name="Arial" fo:font-style="italic" officeooo:rsid="001bb1cb" officeooo:paragraph-rsid="001bb1cb" style:font-style-asian="italic" style:font-style-complex="italic"/>
    </style:style>
    <style:style style:name="P42" style:family="paragraph" style:parent-style-name="Standard">
      <style:text-properties style:font-name="Arial" fo:font-style="italic" officeooo:rsid="001e5d20" officeooo:paragraph-rsid="001e5d20" style:font-style-asian="italic" style:font-style-complex="italic"/>
    </style:style>
    <style:style style:name="P43" style:family="paragraph" style:parent-style-name="Standard">
      <style:text-properties style:font-name="Arial" fo:font-style="italic" officeooo:rsid="00206503" officeooo:paragraph-rsid="00206503" style:font-style-asian="italic" style:font-style-complex="italic"/>
    </style:style>
    <style:style style:name="P44" style:family="paragraph" style:parent-style-name="Standard">
      <style:text-properties style:font-name="Arial" fo:font-style="italic" officeooo:rsid="002401c7" officeooo:paragraph-rsid="002401c7" fo:background-color="transparent" style:font-style-asian="italic" style:font-style-complex="italic"/>
    </style:style>
    <style:style style:name="P45" style:family="paragraph" style:parent-style-name="Standard">
      <style:text-properties style:font-name="Arial" fo:font-style="italic" officeooo:rsid="002682ea" officeooo:paragraph-rsid="002682ea" fo:background-color="transparent" style:font-style-asian="italic" style:font-style-complex="italic"/>
    </style:style>
    <style:style style:name="P46" style:family="paragraph" style:parent-style-name="Standard">
      <style:text-properties style:font-name="Arial" fo:language="en" fo:country="US" fo:font-weight="normal" officeooo:rsid="00098f9e" officeooo:paragraph-rsid="00098f9e" style:font-weight-asian="normal" style:font-weight-complex="normal"/>
    </style:style>
    <style:style style:name="P47" style:family="paragraph" style:parent-style-name="Standard">
      <style:text-properties style:font-name="Arial" officeooo:rsid="001bb1cb" officeooo:paragraph-rsid="001bb1cb"/>
    </style:style>
    <style:style style:name="P48" style:family="paragraph" style:parent-style-name="Standard">
      <style:text-properties style:font-name="Arial" fo:font-style="normal" officeooo:rsid="00206503" officeooo:paragraph-rsid="00206503" style:font-style-asian="normal" style:font-style-complex="normal"/>
    </style:style>
    <style:style style:name="P49" style:family="paragraph" style:parent-style-name="Standard">
      <style:text-properties style:font-name="Arial" fo:font-style="normal" fo:font-weight="bold" officeooo:rsid="00206503" officeooo:paragraph-rsid="00206503" fo:background-color="#ffff00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color="#c9211e" loext:opacity="100%" style:font-name="Arial" fo:font-weight="normal" officeooo:rsid="001005af" officeooo:paragraph-rsid="001005af" fo:background-color="transparent" style:font-weight-asian="normal" style:font-weight-complex="normal"/>
    </style:style>
    <style:style style:name="P51" style:family="paragraph" style:parent-style-name="Standard">
      <style:text-properties fo:color="#c9211e" loext:opacity="100%" style:font-name="Arial" fo:font-weight="bold" officeooo:rsid="00106816" officeooo:paragraph-rsid="00106816" fo:background-color="transparent" style:font-weight-asian="bold" style:font-weight-complex="bold"/>
    </style:style>
    <style:style style:name="P52" style:family="paragraph" style:parent-style-name="Standard">
      <style:text-properties fo:color="#c9211e" loext:opacity="100%" style:font-name="Arial" fo:font-style="italic" officeooo:rsid="0021d23c" officeooo:paragraph-rsid="0021d23c" style:font-style-asian="italic" style:font-style-complex="italic"/>
    </style:style>
    <style:style style:name="P53" style:family="paragraph" style:parent-style-name="Standard">
      <style:paragraph-properties fo:break-before="page"/>
      <style:text-properties style:font-name="Arial" officeooo:rsid="000297ff" officeooo:paragraph-rsid="000297ff"/>
    </style:style>
    <style:style style:name="P54" style:family="paragraph" style:parent-style-name="Standard">
      <style:paragraph-properties fo:break-before="page"/>
      <style:text-properties style:font-name="Arial" fo:font-weight="normal" officeooo:rsid="00126a03" officeooo:paragraph-rsid="00126a03" style:font-weight-asian="normal" style:font-weight-complex="normal"/>
    </style:style>
    <style:style style:name="P55" style:family="paragraph" style:parent-style-name="Standard">
      <style:text-properties style:font-name="Arial" fo:font-style="normal" officeooo:rsid="001bb1cb" officeooo:paragraph-rsid="001bb1cb" style:font-style-asian="normal" style:font-style-complex="normal"/>
    </style:style>
    <style:style style:name="P56" style:family="paragraph" style:parent-style-name="Standard">
      <style:text-properties style:font-name="Arial" fo:font-style="normal" officeooo:rsid="001c2fc6" officeooo:paragraph-rsid="001c2fc6" style:font-style-asian="normal" style:font-style-complex="normal"/>
    </style:style>
    <style:style style:name="P57" style:family="paragraph" style:parent-style-name="Standard">
      <style:text-properties style:font-name="Arial" fo:font-style="normal" officeooo:rsid="001c2fc6" officeooo:paragraph-rsid="001cf08b" style:font-style-asian="normal" style:font-style-complex="normal"/>
    </style:style>
    <style:style style:name="P58" style:family="paragraph" style:parent-style-name="Standard">
      <style:text-properties style:font-name="Arial" fo:font-style="normal" officeooo:rsid="001cf08b" officeooo:paragraph-rsid="001cf08b" style:font-style-asian="normal" style:font-style-complex="normal"/>
    </style:style>
    <style:style style:name="P59" style:family="paragraph" style:parent-style-name="Standard">
      <style:text-properties style:font-name="Arial" fo:font-style="normal" officeooo:rsid="001d84f6" officeooo:paragraph-rsid="001d84f6" style:font-style-asian="normal" style:font-style-complex="normal"/>
    </style:style>
    <style:style style:name="P60" style:family="paragraph" style:parent-style-name="Standard">
      <style:text-properties style:font-name="Arial" fo:font-style="normal" officeooo:rsid="001e5d20" officeooo:paragraph-rsid="001e5d20" style:font-style-asian="normal" style:font-style-complex="normal"/>
    </style:style>
    <style:style style:name="P61" style:family="paragraph" style:parent-style-name="Standard">
      <style:text-properties style:font-name="Arial" fo:font-style="normal" officeooo:rsid="001f95b1" officeooo:paragraph-rsid="001f95b1" style:font-style-asian="normal" style:font-style-complex="normal"/>
    </style:style>
    <style:style style:name="P62" style:family="paragraph" style:parent-style-name="Standard" style:list-style-name="L1">
      <style:text-properties style:font-name="Arial" fo:font-style="normal" officeooo:rsid="001f95b1" officeooo:paragraph-rsid="001f95b1" style:font-style-asian="normal" style:font-style-complex="normal"/>
    </style:style>
    <style:style style:name="P63" style:family="paragraph" style:parent-style-name="Standard">
      <style:text-properties style:font-name="Arial" fo:font-style="normal" officeooo:rsid="001f95b1" officeooo:paragraph-rsid="00206503" style:font-style-asian="normal" style:font-style-complex="normal"/>
    </style:style>
    <style:style style:name="P64" style:family="paragraph" style:parent-style-name="Standard">
      <style:text-properties style:font-name="Arial" fo:font-style="normal" officeooo:rsid="0021d23c" officeooo:paragraph-rsid="0021d23c" style:font-style-asian="normal" style:font-style-complex="normal"/>
    </style:style>
    <style:style style:name="P65" style:family="paragraph" style:parent-style-name="Standard">
      <style:text-properties style:font-name="Arial" fo:font-style="normal" officeooo:rsid="00236152" officeooo:paragraph-rsid="00236152" style:font-style-asian="normal" style:font-style-complex="normal"/>
    </style:style>
    <style:style style:name="P66" style:family="paragraph" style:parent-style-name="Standard">
      <style:text-properties style:font-name="Arial" fo:font-style="normal" fo:font-weight="bold" officeooo:rsid="001c2fc6" officeooo:paragraph-rsid="001c2fc6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font-name="Arial" fo:font-style="normal" fo:font-weight="bold" officeooo:rsid="001cf08b" officeooo:paragraph-rsid="001cf08b" style:font-style-asian="normal" style:font-weight-asian="bold" style:font-style-complex="normal" style:font-weight-complex="bold"/>
    </style:style>
    <style:style style:name="P68" style:family="paragraph" style:parent-style-name="Standard">
      <style:text-properties style:font-name="Arial" fo:font-style="normal" fo:font-weight="bold" officeooo:rsid="001d84f6" officeooo:paragraph-rsid="001d84f6" style:font-style-asian="normal" style:font-weight-asian="bold" style:font-style-complex="normal" style:font-weight-complex="bold"/>
    </style:style>
    <style:style style:name="P69" style:family="paragraph" style:parent-style-name="Standard">
      <style:text-properties style:font-name="Arial" fo:font-style="normal" fo:font-weight="bold" officeooo:rsid="001e5d20" officeooo:paragraph-rsid="001e5d20" style:font-style-asian="normal" style:font-weight-asian="bold" style:font-style-complex="normal" style:font-weight-complex="bold"/>
    </style:style>
    <style:style style:name="P70" style:family="paragraph" style:parent-style-name="Standard">
      <style:text-properties style:font-name="Arial" fo:font-style="normal" fo:font-weight="bold" officeooo:rsid="0021d23c" officeooo:paragraph-rsid="0021d23c" style:font-style-asian="normal" style:font-weight-asian="bold" style:font-style-complex="normal" style:font-weight-complex="bold"/>
    </style:style>
    <style:style style:name="P71" style:family="paragraph" style:parent-style-name="Standard">
      <style:text-properties style:font-name="Arial" fo:font-style="normal" fo:font-weight="bold" officeooo:rsid="001d84f6" officeooo:paragraph-rsid="001d84f6" fo:background-color="#ffff00" style:font-style-asian="normal" style:font-weight-asian="bold" style:font-style-complex="normal" style:font-weight-complex="bold"/>
    </style:style>
    <style:style style:name="P72" style:family="paragraph" style:parent-style-name="Standard">
      <style:text-properties style:font-name="Arial" fo:font-style="normal" fo:font-weight="bold" officeooo:rsid="002756f1" officeooo:paragraph-rsid="002682ea" fo:background-color="transparent" style:font-style-asian="normal" style:font-weight-asian="bold" style:font-style-complex="normal" style:font-weight-complex="bold"/>
    </style:style>
    <style:style style:name="P73" style:family="paragraph" style:parent-style-name="Standard">
      <style:text-properties style:font-name="Arial" fo:font-style="normal" officeooo:rsid="00236152" officeooo:paragraph-rsid="00236152" fo:background-color="#ffff00" style:font-style-asian="normal" style:font-style-complex="normal"/>
    </style:style>
    <style:style style:name="P74" style:family="paragraph" style:parent-style-name="Standard">
      <style:text-properties style:font-name="Arial" fo:font-style="normal" officeooo:rsid="002401c7" officeooo:paragraph-rsid="002401c7" fo:background-color="#ffff00" style:font-style-asian="normal" style:font-style-complex="normal"/>
    </style:style>
    <style:style style:name="P75" style:family="paragraph" style:parent-style-name="Standard">
      <style:text-properties style:font-name="Arial" fo:font-style="normal" officeooo:rsid="002518c1" officeooo:paragraph-rsid="002518c1" fo:background-color="transparent" style:font-style-asian="normal" style:font-style-complex="normal"/>
    </style:style>
    <style:style style:name="P76" style:family="paragraph" style:parent-style-name="Standard">
      <style:text-properties style:font-name="Arial" fo:font-style="normal" officeooo:rsid="002682ea" officeooo:paragraph-rsid="002401c7" fo:background-color="transparent" style:font-style-asian="normal" style:font-style-complex="normal"/>
    </style:style>
    <style:style style:name="P77" style:family="paragraph" style:parent-style-name="Standard" style:list-style-name="L2">
      <style:text-properties style:font-name="Arial" fo:font-style="normal" fo:font-weight="normal" officeooo:rsid="002756f1" officeooo:paragraph-rsid="002756f1" fo:background-color="transparent" style:font-style-asian="normal" style:font-weight-asian="normal" style:font-style-complex="normal" style:font-weight-complex="normal"/>
    </style:style>
    <style:style style:name="P78" style:family="paragraph" style:parent-style-name="Standard" style:list-style-name="L3">
      <style:text-properties style:font-name="Arial" fo:font-style="normal" fo:font-weight="normal" officeooo:rsid="002756f1" officeooo:paragraph-rsid="002756f1" fo:background-color="transparent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Arial" fo:font-style="normal" fo:font-weight="normal" officeooo:rsid="002756f1" officeooo:paragraph-rsid="002756f1" fo:background-color="transparent" style:font-style-asian="normal" style:font-weight-asian="normal" style:font-style-complex="normal" style:font-weight-complex="normal"/>
    </style:style>
    <style:style style:name="P80" style:family="paragraph" style:parent-style-name="Standard" style:list-style-name="L4">
      <style:text-properties style:font-name="Arial" fo:font-style="normal" fo:font-weight="normal" officeooo:rsid="002756f1" officeooo:paragraph-rsid="002756f1" fo:background-color="transparent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text-properties style:font-name="Arial" fo:font-style="normal" fo:font-weight="normal" officeooo:rsid="00279a11" officeooo:paragraph-rsid="00279a11" fo:background-color="transparent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style:font-name="Arial" fo:font-style="normal" fo:font-weight="normal" officeooo:rsid="00279a11" officeooo:paragraph-rsid="00279a11" fo:background-color="transparent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font-name="Arial" fo:font-style="normal" fo:font-weight="normal" officeooo:rsid="002756f1" officeooo:paragraph-rsid="002756f1" fo:background-color="#ffff00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color="#c9211e" loext:opacity="100%" style:font-name="Arial" fo:font-style="normal" officeooo:rsid="001cf08b" officeooo:paragraph-rsid="001cf08b" fo:background-color="#ffff00" style:font-style-asian="normal" style:font-style-complex="normal"/>
    </style:style>
    <style:style style:name="P85" style:family="paragraph" style:parent-style-name="Standard">
      <style:text-properties fo:color="#c9211e" loext:opacity="100%" style:font-name="Arial" fo:font-style="normal" officeooo:rsid="00279a11" officeooo:paragraph-rsid="00279a11" fo:background-color="transparent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518c1" style:font-style-asian="normal" style:font-style-complex="normal"/>
    </style:style>
    <style:style style:name="T4" style:family="text">
      <style:text-properties fo:font-style="normal" officeooo:rsid="002682ea" style:font-style-asian="normal" style:font-style-complex="normal"/>
    </style:style>
    <style:style style:name="T5" style:family="text">
      <style:text-properties fo:font-style="normal" officeooo:rsid="00279a11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756f1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518c1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682ea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background-color="#ffff00" loext:char-shading-value="0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0b5e98"/>
    </style:style>
    <style:style style:name="T16" style:family="text">
      <style:text-properties officeooo:rsid="000caa1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8208d"/>
    </style:style>
    <style:style style:name="T19" style:family="text">
      <style:text-properties officeooo:rsid="001a0aea"/>
    </style:style>
    <style:style style:name="T20" style:family="text">
      <style:text-properties officeooo:rsid="00206503"/>
    </style:style>
    <style:style style:name="T21" style:family="text">
      <style:text-properties fo:color="#c9211e" loext:opacity="100%" fo:font-style="normal" fo:font-weight="bold" fo:background-color="#ffff00" loext:char-shading-value="0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24/04/2021</text:p>
      <text:p text:style-name="P47"/>
      <text:p text:style-name="P47">O Agente da evangelização</text:p>
      <text:p text:style-name="P47">Aquele que evangelizando</text:p>
      <text:p text:style-name="P47"/>
      <text:p text:style-name="P47">Qual o perfil do agente de evangelização?</text:p>
      <text:p text:style-name="P47"/>
      <text:p text:style-name="P38">Ser sensível a tudo que acontece a sua volta</text:p>
      <text:p text:style-name="P41">O tigre no ambiente dele é difícil, mas se o tigre estiver no seu ambiente você domina.</text:p>
      <text:p text:style-name="P47">Jesus estava posicionado em um lugar que <text:span text:style-name="T1">facilitava o diálogo</text:span></text:p>
      <text:p text:style-name="P47"/>
      <text:p text:style-name="P38">Ser disposto a tudo para ganhar a todos</text:p>
      <text:p text:style-name="P41">“Fiz-me tudo para todos para por todos os meios chegar a salvar alguns”</text:p>
      <text:p text:style-name="P55"/>
      <text:p text:style-name="Quotations">I realized that he is talking just like if people were “just” our evangelism project.</text:p>
      <text:p text:style-name="P56"/>
      <text:p text:style-name="P56">A diferença entre evangelismo e assistêncialismo</text:p>
      <text:p text:style-name="P56"/>
      <text:p text:style-name="P56">“Faça tudo quanto possível, que não fira o evangelho”</text:p>
      <text:p text:style-name="P56"/>
      <text:p text:style-name="P56"/>
      <text:p text:style-name="P66">Preparo na palavra</text:p>
      <text:p text:style-name="P56"><text:line-break/>Mãe que perdeu um filho</text:p>
      <text:p text:style-name="P56">Um cara que quer se mata</text:p>
      <text:p text:style-name="P56"/>
      <text:p text:style-name="P67">O Revestimendo na oração</text:p>
      <text:p text:style-name="P58">Paulo, Daniel e Davi</text:p>
      <text:p text:style-name="P58"/>
      <text:p text:style-name="P58">Oração deve ser um hábito que se adquire gradativamente.</text:p>
      <text:p text:style-name="P58"/>
      <text:p text:style-name="P58">Ore por quem evangeliza:</text:p>
      <text:p text:style-name="P58">II Ts 3:1; Cl 4:3;</text:p>
      <text:p text:style-name="P58"/>
      <text:p text:style-name="P58">Orar pelos crentes conscientizar:</text:p>
      <text:p text:style-name="P58">Mt … somewhere</text:p>
      <text:p text:style-name="P58"/>
      <text:p text:style-name="P58">Orar para que o coração do perdido se abra:</text:p>
      <text:p text:style-name="P58">At 16:14; Rm 10:1</text:p>
      <text:p text:style-name="P58"/>
      <text:p text:style-name="P58">Orar por ousadia na pregação</text:p>
      <text:p text:style-name="P58">Ef 6:19;</text:p>
      <text:p text:style-name="P58"/>
      <text:p text:style-name="P84">Ronaldo Lidório</text:p>
      <text:p text:style-name="P84">Hernandes Dias Lopes</text:p>
      <text:p text:style-name="P57"/>
      <text:p text:style-name="P59">Dependência do espírito santo</text:p>
      <text:p text:style-name="P59">A obra é dele</text:p>
      <text:p text:style-name="P59"/>
      <text:p text:style-name="P59"/>
      <text:p text:style-name="P59"/>
      <text:p text:style-name="P68"><text:soft-page-break/>A experiência pessoal com Deus</text:p>
      <text:p text:style-name="P59"/>
      <text:p text:style-name="P59">Movimento Pietista: Homens de oração e apego ao Senhor;</text:p>
      <text:p text:style-name="P59">→ Livro: Santos de Deus</text:p>
      <text:p text:style-name="P59">→ Livro: Gigantes de Deus</text:p>
      <text:p text:style-name="P59"/>
      <text:p text:style-name="P59"/>
      <text:p text:style-name="P68">As necessidades do pecador</text:p>
      <text:p text:style-name="P59">Como fazer com que a mensagem seja interessante ao pecador.</text:p>
      <text:p text:style-name="P59">Ouvindo muito antes de falar.</text:p>
      <text:p text:style-name="P59"/>
      <text:p text:style-name="P59"/>
      <text:p text:style-name="P59">Quem é o pecador?</text:p>
      <text:p text:style-name="P59">O pecado domina o Homem, pelos pensamentos sentimentos e influenciam suas ações.</text:p>
      <text:p text:style-name="P59">Devemos nos deter a tratar a consciência do pecador pois é a raiz do problema.</text:p>
      <text:p text:style-name="P59"/>
      <text:p text:style-name="P71">O pecador é inimigo de Deus.</text:p>
      <text:p text:style-name="P60">O Pecador sem Deus está doente pelo vírus do pecado.</text:p>
      <text:p text:style-name="P60"/>
      <text:p text:style-name="P42">Quem comete pecado é servo do pecado.</text:p>
      <text:p text:style-name="P42">Morte e sendo levados para a matança Está condenado ao fogo eterno.</text:p>
      <text:p text:style-name="P59"/>
      <text:p text:style-name="P69">O homem sem Deus não vive!</text:p>
      <text:p text:style-name="P59"/>
      <text:p text:style-name="P60">Rm1:28-31</text:p>
      <text:p text:style-name="P60"/>
      <text:p text:style-name="P61">Consequência do pecado</text:p>
      <text:p text:style-name="P61">Morte</text:p>
      <text:p text:style-name="P61">Juizo</text:p>
      <text:p text:style-name="P61">Tormento eterno</text:p>
      <text:p text:style-name="P61"/>
      <text:p text:style-name="P61">O que o evangelho representa para o pecador?</text:p>
      <text:list xml:id="list1545692169" text:style-name="L1">
        <text:list-item>
          <text:p text:style-name="P62">O “salva-vida” divino em meio ao naufrágio no mar da perdição Cl 1:13</text:p>
        </text:list-item>
        <text:list-item>
          <text:p text:style-name="P62">A vida para aqueles que já estão morto no pecado Ef 2:1-5</text:p>
        </text:list-item>
      </text:list>
      <text:p text:style-name="P61"/>
      <text:p text:style-name="P61"/>
      <text:p text:style-name="P61">O que é Evangelismo?</text:p>
      <text:p text:style-name="P61"/>
      <text:p text:style-name="P43"><text:span text:style-name="T21">Todo</text:span><text:span text:style-name="T2"> o esforço da igreja ou do crente de levar a mensagem de salvação ao pecador.</text:span></text:p>
      <text:p text:style-name="P43"><text:span text:style-name="T2">Derivado de </text:span>evangelho<text:span text:style-name="T2"> ou </text:span>seja boa notícia.</text:p>
      <text:p text:style-name="P43"/>
      <text:p text:style-name="P49">LEVAR AS BOAS NOTÍCIAS DE CRISTO AO PECADOR</text:p>
      <text:p text:style-name="P43"/>
      <text:p text:style-name="P43">Kêryso → Proclamar</text:p>
      <text:p text:style-name="P43">Kêrigma → Proclamação</text:p>
      <text:p text:style-name="P43">Kêrix → <text:span text:style-name="T1">Arauto</text:span><text:span text:style-name="T11"> o que é um arauto? Eu só conheço o do lol ksjdkzjkx</text:span></text:p>
      <text:p text:style-name="P43"><text:span text:style-name="T11">Martireô → </text:span><text:span text:style-name="T13">Dar testemunho</text:span></text:p>
      <text:p text:style-name="P43"/>
      <text:p text:style-name="P49">Evangelismo é diálogo</text:p>
      <text:p text:style-name="P48"/>
      <text:p text:style-name="P52">A arte da guerra.</text:p>
      <text:p text:style-name="P63"/>
      <text:p text:style-name="P70"><text:soft-page-break/>Evangelismo em particular</text:p>
      <text:p text:style-name="P64">Diálogo mais proveitoso, específico e direto.</text:p>
      <text:p text:style-name="P64"/>
      <text:p text:style-name="P70">Evangelismo em público</text:p>
      <text:p text:style-name="P65">kinda sucky, arguments not good, testimony good</text:p>
      <text:p text:style-name="P65"/>
      <text:p text:style-name="P65">Estudo da pessoa</text:p>
      <text:p text:style-name="P65"/>
      <text:p text:style-name="P65"/>
      <text:p text:style-name="P73">Evangelismo é marcado pela informalidade</text:p>
      <text:p text:style-name="P65">Despojo da formalidade.</text:p>
      <text:p text:style-name="P65">Naturalidade é o ponto chave.</text:p>
      <text:p text:style-name="P65"/>
      <text:p text:style-name="P65">Evangelismo e marcado pela informalidade </text:p>
      <text:p text:style-name="P73">O crente precisa estar pronto para adentrar o ambiente não cristão o mais informal possível</text:p>
      <text:p text:style-name="P73"/>
      <text:p text:style-name="P73"/>
      <text:p text:style-name="P74">Evangelismo Imediato</text:p>
      <text:p text:style-name="P74">Evangelismo continuo</text:p>
      <text:p text:style-name="P75"/>
      <text:p text:style-name="P75">Orar por 3 pessoas</text:p>
      <text:p text:style-name="P75"/>
      <text:p text:style-name="P85">Lucas 24:14-35</text:p>
      <text:p text:style-name="P44"><text:span text:style-name="T8">Aproximação</text:span><text:span text:style-name="T3"> </text:span><text:span text:style-name="T5">(envolvimento)</text:span><text:span text:style-name="T3">, </text:span><text:span text:style-name="T8">C</text:span><text:span text:style-name="T9">omunicação</text:span><text:span text:style-name="T4">, </text:span><text:span text:style-name="T9">persuasão</text:span><text:span text:style-name="T4">, </text:span><text:span text:style-name="T9">Identificação</text:span><text:span text:style-name="T4">.</text:span></text:p>
      <text:p text:style-name="P76"/>
      <text:p text:style-name="P45"><text:span text:style-name="T12">Se movimenta com </text:span><text:span text:style-name="T10">intencionalidade</text:span><text:span text:style-name="T6"> → </text:span><text:span text:style-name="T7">resultado e um objetivo concreto</text:span></text:p>
      <text:list xml:id="list3764413065" text:style-name="L2">
        <text:list-item>
          <text:p text:style-name="P77">Se aproxima;</text:p>
        </text:list-item>
        <text:list-item>
          <text:p text:style-name="P77">Percorre junto o caminho;</text:p>
        </text:list-item>
        <text:list-item>
          <text:p text:style-name="P77">Confronta a incredulidade do coração;</text:p>
        </text:list-item>
      </text:list>
      <text:p text:style-name="P72"/>
      <text:p text:style-name="P83">Se insere no contexto do lar</text:p>
      <text:list xml:id="list1387563072" text:style-name="L3">
        <text:list-item>
          <text:p text:style-name="P78">Deseja ser convidado;</text:p>
        </text:list-item>
        <text:list-item>
          <text:p text:style-name="P78">Entra na casa com eles;</text:p>
        </text:list-item>
        <text:list-item>
          <text:p text:style-name="P78">Senta-se a mesa;</text:p>
        </text:list-item>
        <text:list-item>
          <text:p text:style-name="P78">Revela o que está oculto;</text:p>
        </text:list-item>
        <text:list-item>
          <text:p text:style-name="P78">Abre-lhes os olhos;</text:p>
        </text:list-item>
      </text:list>
      <text:p text:style-name="P79"/>
      <text:p text:style-name="P83">Gera discípulos</text:p>
      <text:list xml:id="list3990861531" text:style-name="L4">
        <text:list-item>
          <text:p text:style-name="P80">Ardor no coração;</text:p>
        </text:list-item>
        <text:list-item>
          <text:p text:style-name="P81">Imediata disposição de ir;</text:p>
        </text:list-item>
        <text:list-item>
          <text:p text:style-name="P81">Vão anunciar aos que tem dúvida;</text:p>
        </text:list-item>
        <text:list-item>
          <text:p text:style-name="P81">Compartilham o testemunho de ter visto;</text:p>
        </text:list-item>
        <text:list-item>
          <text:p text:style-name="P81">Marcados pela comunhão;</text:p>
        </text:list-item>
      </text:list>
      <text:p text:style-name="P82"/>
      <text:p text:style-name="P82"/>
      <text:p text:style-name="P53">Evangelização globa<text:span text:style-name="T20">l</text:span></text:p>
      <text:p text:style-name="P1">Evangelho Universal</text:p>
      <text:p text:style-name="P1">Evangelho <text:span text:style-name="T1">atemporal</text:span></text:p>
      <text:p text:style-name="P28"/>
      <text:p text:style-name="P28">Na bíblioteca, must get – Timóteo ...</text:p>
      <text:p text:style-name="P2">→ Bíblia edição Missionária</text:p>
      <text:p text:style-name="P2"/>
      <text:p text:style-name="P2">Tribo → Etnia ou grupo de pessoas.</text:p>
      <text:p text:style-name="P2">PNAs PNAi</text:p>
      <text:p text:style-name="P2"/>
      <text:p text:style-name="P28">Ciganos</text:p>
      <text:p text:style-name="P2">Que não tem moradia fixa, vivem da mesma forma que nômades.</text:p>
      <text:p text:style-name="P2"/>
      <text:p text:style-name="P2">Preconceitos afastam e limitam as pessoas</text:p>
      <text:p text:style-name="P2">“Os moradores com casa fixa, são esquisitos e sujos por que passam a vida toda sujando o mesmo lugar.” Assim permitindo que a terra tenha um folego.</text:p>
      <text:p text:style-name="P2"/>
      <text:p text:style-name="P3">Rom → “ricos”</text:p>
      <text:p text:style-name="P3">Colon → “pobres”</text:p>
      <text:p text:style-name="P3"/>
      <text:p text:style-name="P40">Let’s pray for them<text:span text:style-name="T2">.</text:span></text:p>
      <text:p text:style-name="P3"/>
      <text:p text:style-name="P3">Conhecimento gera conscientização que gera mobilização.</text:p>
      <text:p text:style-name="P3"/>
      <text:p text:style-name="P29">Must read</text:p>
      <text:p text:style-name="P3">David Bosch A missão transformadora</text:p>
      <text:p text:style-name="P3">Olhar histórico e mostrar o cenário. Mostrando caminhos para que possamos entender como transformar o ambiente onde estamos</text:p>
      <text:p text:style-name="P3"/>
      <text:p text:style-name="P3"/>
      <text:p text:style-name="P29">Se tudo é missão, então nada é missão</text:p>
      <text:p text:style-name="P3"/>
      <text:p text:style-name="P3"/>
      <text:p text:style-name="P3">7BI</text:p>
      <text:p text:style-name="P3"/>
      <text:p text:style-name="P3">2 Bi → Cristãos</text:p>
      <text:p text:style-name="P3">2 Bi → muçulmanos</text:p>
      <text:p text:style-name="P3">1 BI → Hinduísta</text:p>
      <text:p text:style-name="P3">½ Bi → Budismo</text:p>
      <text:p text:style-name="P3">1 ½ → Religiões Orientais</text:p>
      <text:p text:style-name="P2"/>
      <text:p text:style-name="P2"/>
      <text:p text:style-name="P4">Porém apenas em torno de 500Milhões de Evangélicos.</text:p>
      <text:p text:style-name="P4"/>
      <text:p text:style-name="P4">O papel de Deus na evangelização por que Deus precisa dirigir a evangelização</text:p>
      <text:p text:style-name="P5"/>
      <text:p text:style-name="P31">TRABALHO</text:p>
      <text:p text:style-name="P5"/>
      <text:p text:style-name="P5">Pegar um dos livros e apresentar. Pegar a leitura em grupo montar uma apresentação e compartilhar a apresentação com o grupo. TODOS FALAM. Nós conduziremos.</text:p>
      <text:p text:style-name="P5"/>
      <text:p text:style-name="P24">Lars?</text:p>
      <text:p text:style-name="P30"><text:soft-page-break/>O Papel do Crente na evangelização</text:p>
      <text:p text:style-name="P30"/>
      <text:p text:style-name="P6">Por um ato de soberania divina. Somos parte.</text:p>
      <text:p text:style-name="P6"/>
      <text:p text:style-name="P6">O DIA de se proclamar se chama hoje. II Co 6:2</text:p>
      <text:p text:style-name="P6">Todo o TEMPO é tempo de anunciar. II Tm 4:2</text:p>
      <text:p text:style-name="P6"/>
      <text:p text:style-name="P32">“Nem toda hora o peixe tá com fome”</text:p>
      <text:p text:style-name="P6"/>
      <text:p text:style-name="P6"/>
      <text:p text:style-name="P6">Trabalho pro final da matéria</text:p>
      <text:p text:style-name="P25">Projeto de evangelização pensando que você tem uma igreja com 100 membros.</text:p>
      <text:p text:style-name="P46">He gonna give us the number</text:p>
      <text:p text:style-name="P6">Dividir a igreja e potencializar ela para a evangelização</text:p>
      <text:p text:style-name="P6">Apresentar um mapinha</text:p>
      <text:p text:style-name="P2"/>
      <text:p text:style-name="P7">Esperteza… huh.</text:p>
      <text:p text:style-name="P7"/>
      <text:p text:style-name="P7">A Grande comissão At 1:8; Mt 28:18-20; Mc 16:15-16</text:p>
      <text:p text:style-name="P7"/>
      <text:p text:style-name="P7">Ao Despedir a Grande Comissão <text:span text:style-name="T1">garantiu-lhes</text:span> <text:span text:style-name="T14">autoridade</text:span> (poder). Ele tem toda autoridade no céu e na terra e <text:span text:style-name="T1">prometeu acompanhá-los todos os dias.</text:span></text:p>
      <text:p text:style-name="P2"/>
      <text:p text:style-name="P2"/>
      <text:p text:style-name="P2">“<text:span text:style-name="T15">Quantos lugares onde as pessoas passam e a igreja mesmo reconhecendo </text:span><text:span text:style-name="T16">sua responsabilidade de evangelizar lá, mas não está.”</text:span></text:p>
      <text:p text:style-name="P2"/>
      <text:p text:style-name="P2">“<text:span text:style-name="T16">Aquele cidadão mesmo nunca tendo pensado na evangelização daquele lugar conseguiu pensar em algum pedagógico para evangelizar o Hotel.”</text:span></text:p>
      <text:p text:style-name="P2"/>
      <text:p text:style-name="P8">A igreja se mobilizando para alcançar pessoas.</text:p>
      <text:p text:style-name="P8">“Promover um café.”</text:p>
      <text:p text:style-name="P8"/>
      <text:p text:style-name="P8"/>
      <text:p text:style-name="P33">O Papel da Igreja</text:p>
      <text:p text:style-name="P33"/>
      <text:p text:style-name="P8">A Igreja é um organismo vivo composto por todos os salvos em Jesus espalhados em todo o mundo.</text:p>
      <text:p text:style-name="P8"/>
      <text:p text:style-name="P8"/>
      <text:p text:style-name="P8">A Igreja não se limita a meia dúzia de denominações que conhecemos em nossa cidade, ela é o Corpo de Cristo espalhado entre os povos da terra.</text:p>
      <text:p text:style-name="P8"/>
      <text:p text:style-name="P8">“Por que a igreja não se envolve com realidade concretas?”</text:p>
      <text:p text:style-name="P8"/>
      <text:p text:style-name="P9">“Deus, nos dá a capacidade de que 1500 pessoas estejam todas unidas com um mesmo propósito”</text:p>
      <text:p text:style-name="P9"/>
      <text:p text:style-name="P10">Capacitar os crentes para que eles sejam agentes de TRANSFORMAÇÃO.</text:p>
      <text:p text:style-name="P10">A IGREJA É PODEROSA PARA TRANSFORMAR A CIDADE.</text:p>
      <text:p text:style-name="P10"/>
      <text:p text:style-name="P11">“O Pescador quer peixe”</text:p>
      <text:p text:style-name="P13"><text:soft-page-break/>TARDE</text:p>
      <text:p text:style-name="P13"/>
      <text:p text:style-name="P13"/>
      <text:p text:style-name="P13">Apresentação – Slides</text:p>
      <text:p text:style-name="P13"/>
      <text:p text:style-name="P13">A missiologia – Pat?</text:p>
      <text:p text:style-name="P13">Povos não alcançados, a tarefa não acabada.</text:p>
      <text:p text:style-name="P13">Capítulo 2 Página 30 até Página 63</text:p>
      <text:p text:style-name="P13"/>
      <text:p text:style-name="P13">Capítulo 8 Teologia bíblica de missões – George Peters</text:p>
      <text:p text:style-name="P13">A dinâmica de missões</text:p>
      <text:p text:style-name="P13">363 até a página 402</text:p>
      <text:p text:style-name="P13"/>
      <text:p text:style-name="P13">Missão transformadora – David Bosch</text:p>
      <text:p text:style-name="P13">Capítulo 12 sobre Missio Dei</text:p>
      <text:p text:style-name="P13">442 até a página 470</text:p>
      <text:p text:style-name="P13"/>
      <text:p text:style-name="P13">Contextualização</text:p>
      <text:p text:style-name="P13">Capítulo 12 </text:p>
      <text:p text:style-name="P13">489 até a página 515</text:p>
      <text:p text:style-name="P14"/>
      <text:p text:style-name="P14"/>
      <text:p text:style-name="P14"/>
      <text:p text:style-name="P34">A necessidade da evangelização</text:p>
      <text:p text:style-name="P34">1Pedro 2:9</text:p>
      <text:p text:style-name="P34"/>
      <text:p text:style-name="P34">Eclésia → Chamado para fora</text:p>
      <text:p text:style-name="P14">A igreja como a agente detentora das boas novas de salvação</text:p>
      <text:p text:style-name="P34"/>
      <text:p text:style-name="P34">A necessidade da evangelização pessoal</text:p>
      <text:p text:style-name="P15">Instituto Americano de Cultura &amp; Fé</text:p>
      <text:p text:style-name="P15"/>
      <text:p text:style-name="P15">Menos cultos</text:p>
      <text:p text:style-name="P15">Menos ensinadores (programas e estratégias</text:p>
      <text:p text:style-name="P15">Como pastor, pastorear a igreja através de um conteúdo pensado.</text:p>
      <text:p text:style-name="P15"/>
      <text:p text:style-name="P15"/>
      <text:p text:style-name="P35">A Evangelização nos Grupos sociais</text:p>
      <text:p text:style-name="P16">A cidade é formada por pequenos grupos. Andando de bike evangelizando meus colegas, evangelizando bombeiros voluntários.</text:p>
      <text:p text:style-name="P34"/>
      <text:p text:style-name="P17">“<text:span text:style-name="T17">Pensar na evangelização através de estratégias”</text:span></text:p>
      <text:p text:style-name="P17"/>
      <text:p text:style-name="P18">A igreja deve estar na comunidade mas com a “mente aberta”.</text:p>
      <text:p text:style-name="P18"/>
      <text:p text:style-name="P18">Alugaram um Bar e renomearam para restaurante da família</text:p>
      <text:p text:style-name="P18">1 vez por semana a noite</text:p>
      <text:p text:style-name="P18">4 sabados 4 jantares e cada jantar 1 tema</text:p>
      <text:p text:style-name="P18">Jantar para casais, palestra</text:p>
      <text:p text:style-name="P18">Casais foram para a igreja através dessa iniciativa</text:p>
      <text:p text:style-name="P19">Mudaram a visão das pessoas a respeito da igreja.</text:p>
      <text:p text:style-name="P17">“<text:span text:style-name="T18">PENSAR CIDADE”</text:span></text:p>
      <text:p text:style-name="P36"><text:soft-page-break/>Evangelismo como um chamado pessoal para todo cristão.</text:p>
      <text:p text:style-name="P36">Pv 24:12</text:p>
      <text:p text:style-name="P36"/>
      <text:p text:style-name="P20">1° Reconheça a sua limitação dependa do Espírito santo e não se compare com quem parece não sofrer com a timidez → CHECK</text:p>
      <text:p text:style-name="P20"/>
      <text:p text:style-name="P20">2° Saia da zona de conforto. Fugir de encontros sociais é uma situação de sobrevivência. Porém, lugar contra essa sensação de isolamento vai ficando cada vez mais fácil…. Not check</text:p>
      <text:p text:style-name="P20"/>
      <text:p text:style-name="P20">Capacidade para exercer os dons de Deus</text:p>
      <text:p text:style-name="P39">Who said that?</text:p>
      <text:p text:style-name="P21"/>
      <text:p text:style-name="P21">Dons de Revelação, inspiração e poder.</text:p>
      <text:p text:style-name="P21">→ Ciência, sabedoria e discernimento de espírito</text:p>
      <text:p text:style-name="P21">→ Variedade de língua, interpretação e profecia</text:p>
      <text:p text:style-name="P21">→ fé, operação de maravilhas e dons de cura.</text:p>
      <text:p text:style-name="P21"/>
      <text:p text:style-name="P39">TRABALHO 2</text:p>
      <text:p text:style-name="P37">Projeto de evangelismo numa igreja com 100 membros.</text:p>
      <text:p text:style-name="P37"/>
      <text:p text:style-name="P21">Sua igreja possui 100 pessoas</text:p>
      <text:p text:style-name="P21">Essas pessoas estão divididas</text:p>
      <text:p text:style-name="P21">3 líderes <text:s/>(Obreiros)</text:p>
      <text:p text:style-name="P21">20 homens</text:p>
      <text:p text:style-name="P21">35 mulheres</text:p>
      <text:p text:style-name="P21">5 idosos</text:p>
      <text:p text:style-name="P21">10 jovens</text:p>
      <text:p text:style-name="P21">12 adolescentes</text:p>
      <text:p text:style-name="P21">15 crianças</text:p>
      <text:p text:style-name="P21"/>
      <text:p text:style-name="P21">8 músicos</text:p>
      <text:p text:style-name="P21"/>
      <text:p text:style-name="P21">Com esse grupo levar essa igreja à evangelização urbana.</text:p>
      <text:p text:style-name="P21">Qual a população</text:p>
      <text:p text:style-name="P21">O mapa demográfico, ruas</text:p>
      <text:p text:style-name="P21">Infraestrutura desse bairro um microcentro (comércio)</text:p>
      <text:p text:style-name="P21"><text:span text:style-name="T19">P</text:span>elo menos 1 colégio</text:p>
      <text:p text:style-name="P21">1 centro comunitário (convivência social)</text:p>
      <text:p text:style-name="P21">Uma praça (clubs, sindicatos)</text:p>
      <text:p text:style-name="P21">Calendário datas comemorativas</text:p>
      <text:p text:style-name="P21">Meios de comunicação (telefone, e-mail, outdoor, panfletos)</text:p>
      <text:p text:style-name="P21"/>
      <text:p text:style-name="P21"/>
      <text:p text:style-name="P22">3 Fases</text:p>
      <text:p text:style-name="P22">Um evento que não seja o evento principal, mas de apresentação (evento ponte)</text:p>
      <text:p text:style-name="P22">→ Fazer num formato menor. Adolescentes e crianças.</text:p>
      <text:p text:style-name="P22">→ preparação do ambiente e daquilo que vai acontecer</text:p>
      <text:p text:style-name="P22">→ Dia do impacto</text:p>
      <text:p text:style-name="P21"/>
      <text:p text:style-name="P22">Finalizar o projeto com um culto (ação de graças)</text:p>
      <text:p text:style-name="P22">Liberdade, criar como quiser, durante as aulas e ir adicionando. Lá pra frente.</text:p>
      <text:p text:style-name="P22"><text:soft-page-break/>Mover uma igreja toda em função do projeto.</text:p>
      <text:p text:style-name="P22"/>
      <text:p text:style-name="P22">Trabalho 3 para o Segundo Ciclo</text:p>
      <text:p text:style-name="P22">Poder de <text:span text:style-name="T1">SÍNTESE.</text:span></text:p>
      <text:p text:style-name="P22"/>
      <text:p text:style-name="P22"/>
      <text:p text:style-name="P22">Qual seria o título mais adequado para o capítulo 1 → Assunto</text:p>
      <text:p text:style-name="P22">Quem sabe como se fossem temas de pregação</text:p>
      <text:p text:style-name="P22"/>
      <text:p text:style-name="P22">Versículo chave.</text:p>
      <text:p text:style-name="P22"/>
      <text:p text:style-name="P23">Mensagem espiritual</text:p>
      <text:p text:style-name="P23">Aplicação</text:p>
      <text:p text:style-name="P23"/>
      <text:p text:style-name="P23">Aspectos geográficos e históricos separados pela metade.</text:p>
      <text:p text:style-name="P23"/>
      <text:p text:style-name="P23"/>
      <text:p text:style-name="P54"/>
      <text:p text:style-name="P13"/>
      <text:p text:style-name="P13"/>
      <text:p text:style-name="P11">My fingers are tingling to donate all i have, fucc sake</text:p>
      <text:p text:style-name="P11"/>
      <text:p text:style-name="P11"/>
      <text:p text:style-name="P12">Declínio porque a liderança da igreja tem priorizado o evangelismo no templo.</text:p>
      <text:p text:style-name="P12"/>
      <text:p text:style-name="P12">Igreja “viciada em culto”.</text:p>
      <text:p text:style-name="P12"/>
      <text:p text:style-name="P12"/>
      <text:p text:style-name="P12"/>
      <text:p text:style-name="P26">TRABALHO 1</text:p>
      <text:p text:style-name="P26"/>
      <text:p text:style-name="P26">Mais que um carpinteiro ler e fazer um resumo</text:p>
      <text:p text:style-name="P27">Um diálogo, você evangelizando um ateu usando os argumentos do livro.</text:p>
      <text:p text:style-name="P27">O que importa é no final você poder aplicar isso a evangelismo.</text:p>
      <text:p text:style-name="P50">20 dias pra fazer o trabalho.</text:p>
      <text:p text:style-name="P27"/>
      <text:p text:style-name="P51">INTERCESSÃO MUNDIAL</text:p>
      <text:p text:style-name="P51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31T05:33:33.694000000</dc:date>
    <meta:editing-duration>PT2H31M6S</meta:editing-duration>
    <meta:editing-cycles>8</meta:editing-cycles>
    <meta:generator>LibreOffice/7.1.2.2$Windows_X86_64 LibreOffice_project/8a45595d069ef5570103caea1b71cc9d82b2aae4</meta:generator>
    <meta:document-statistic meta:table-count="0" meta:image-count="0" meta:object-count="0" meta:page-count="9" meta:paragraph-count="239" meta:word-count="1559" meta:character-count="9136" meta:non-whitespace-character-count="7822"/>
  </office:meta>
</office:document-meta>
</file>